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thin solid #000000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38297872340428" table:formula="of:=[.C3]-(405/47)" table:style-name="ce6">
            <text:p>396,3829787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7.76595744680856" table:formula="of:=[.C4]-(405/47)" table:style-name="ce6">
            <text:p>387,7659574</text:p>
          </table:table-cell>
          <table:table-cell office:value-type="float" office:value="389" table:formula="of:=[.D4]-3" table:style-name="ce7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79.14893617021283" table:formula="of:=[.C5]-(405/47)" table:style-name="ce6">
            <text:p>379,1489362</text:p>
          </table:table-cell>
          <table:table-cell office:value-type="float" office:value="355" table:formula="of:=[.D5]-34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0.53191489361711" table:formula="of:=[.C6]-(405/47)" table:style-name="ce6">
            <text:p>370,5319149</text:p>
          </table:table-cell>
          <table:table-cell office:value-type="float" office:value="355" table:formula="of:=[.D6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1.91489361702139" table:formula="of:=[.C7]-(405/47)" table:style-name="ce6">
            <text:p>361,9148936</text:p>
          </table:table-cell>
          <table:table-cell office:value-type="float" office:value="355" table:formula="of:=[.D7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3.29787234042567" table:formula="of:=[.C8]-(405/47)" table:style-name="ce6">
            <text:p>353,2978723</text:p>
          </table:table-cell>
          <table:table-cell office:value-type="float" office:value="355" table:formula="of:=[.D8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4.68085106382995" table:formula="of:=[.C9]-(405/47)" table:style-name="ce6">
            <text:p>344,6808511</text:p>
          </table:table-cell>
          <table:table-cell office:value-type="float" office:value="355" table:formula="of:=[.D9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6.06382978723423" table:formula="of:=[.C10]-(405/47)" table:style-name="ce6">
            <text:p>336,0638298</text:p>
          </table:table-cell>
          <table:table-cell office:value-type="float" office:value="355" table:formula="of:=[.D10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27.4468085106385" table:formula="of:=[.C11]-(405/47)" table:style-name="ce6">
            <text:p>327,4468085</text:p>
          </table:table-cell>
          <table:table-cell office:value-type="float" office:value="355" table:formula="of:=[.D11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18.82978723404278" table:formula="of:=[.C12]-(405/47)" table:style-name="ce6">
            <text:p>318,8297872</text:p>
          </table:table-cell>
          <table:table-cell office:value-type="float" office:value="355" table:formula="of:=[.D12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0.21276595744706" table:formula="of:=[.C13]-(405/47)" table:style-name="ce6">
            <text:p>310,212766</text:p>
          </table:table-cell>
          <table:table-cell office:value-type="float" office:value="355" table:formula="of:=[.D13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1.59574468085134" table:formula="of:=[.C14]-(405/47)" table:style-name="ce6">
            <text:p>301,5957447</text:p>
          </table:table-cell>
          <table:table-cell office:value-type="float" office:value="355" table:formula="of:=[.D14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2.97872340425562" table:formula="of:=[.C15]-(405/47)" table:style-name="ce6">
            <text:p>292,9787234</text:p>
          </table:table-cell>
          <table:table-cell office:value-type="float" office:value="355" table:formula="of:=[.D15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4.3617021276599" table:formula="of:=[.C16]-(405/47)" table:style-name="ce6">
            <text:p>284,3617021</text:p>
          </table:table-cell>
          <table:table-cell office:value-type="float" office:value="347" table:formula="of:=[.D16]-8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75.74468085106417" table:formula="of:=[.C17]-(405/47)" table:style-name="ce6">
            <text:p>275,744680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67.12765957446845" table:formula="of:=[.C18]-(405/47)" table:style-name="ce6">
            <text:p>267,127659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58.51063829787273" table:formula="of:=[.C19]-(405/47)" table:style-name="ce6">
            <text:p>258,5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49.89361702127698" table:formula="of:=[.C20]-(405/47)" table:style-name="ce6">
            <text:p>249,89361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1.27659574468123" table:formula="of:=[.C21]-(405/47)" table:style-name="ce6">
            <text:p>241,276595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2.65957446808548" table:formula="of:=[.C22]-(405/47)" table:style-name="ce6">
            <text:p>232,659574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24.04255319148973" table:formula="of:=[.C23]-(405/47)" table:style-name="ce6">
            <text:p>224,042553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15.42553191489398" table:formula="of:=[.C24]-(405/47)" table:style-name="ce6">
            <text:p>215,425531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06.80851063829823" table:formula="of:=[.C25]-(405/47)" table:style-name="ce6">
            <text:p>206,808510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198.19148936170248" table:formula="of:=[.C26]-(405/47)" table:style-name="ce6">
            <text:p>198,191489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89.57446808510673" table:formula="of:=[.C27]-(405/47)" table:style-name="ce6">
            <text:p>189,574468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80.95744680851098" table:formula="of:=[.C28]-(405/47)" table:style-name="ce6">
            <text:p>180,957446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72.34042553191523" table:formula="of:=[.C29]-(405/47)" table:style-name="ce6">
            <text:p>172,340425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63.72340425531948" table:formula="of:=[.C30]-(405/47)" table:style-name="ce6">
            <text:p>163,723404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55.10638297872373" table:formula="of:=[.C31]-(405/47)" table:style-name="ce6">
            <text:p>155,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46.48936170212798" table:formula="of:=[.C32]-(405/47)" table:style-name="ce6">
            <text:p>146,489361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37.87234042553223" table:formula="of:=[.C33]-(405/47)" table:style-name="ce6">
            <text:p>137,872340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29.25531914893648" table:formula="of:=[.C34]-(405/47)" table:style-name="ce6">
            <text:p>129,255319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20.63829787234073" table:formula="of:=[.C35]-(405/47)" table:style-name="ce6">
            <text:p>120,638297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12.02127659574498" table:formula="of:=[.C36]-(405/47)" table:style-name="ce6">
            <text:p>112,021276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03.40425531914923" table:formula="of:=[.C37]-(405/47)" table:style-name="ce6">
            <text:p>103,404255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94.787234042553479" table:formula="of:=[.C38]-(405/47)" table:style-name="ce6">
            <text:p>94,7872340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86.170212765957729" table:formula="of:=[.C39]-(405/47)" table:style-name="ce6">
            <text:p>86,1702127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77.553191489361978" table:formula="of:=[.C40]-(405/47)" table:style-name="ce6">
            <text:p>77,5531914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68.936170212766228" table:formula="of:=[.C41]-(405/47)" table:style-name="ce6">
            <text:p>68,9361702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60.319148936170485" table:formula="of:=[.C42]-(405/47)" table:style-name="ce6">
            <text:p>60,3191489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51.702127659574742" table:formula="of:=[.C43]-(405/47)" table:style-name="ce6">
            <text:p>51,7021276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43.085106382978999" table:formula="of:=[.C44]-(405/47)" table:style-name="ce6">
            <text:p>43,0851063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34.468085106383256" table:formula="of:=[.C45]-(405/47)" table:style-name="ce6">
            <text:p>34,4680851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25.851063829787513" table:formula="of:=[.C46]-(405/47)" table:style-name="ce6">
            <text:p>25,85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17.23404255319177" table:formula="of:=[.C47]-(405/47)" table:style-name="ce6">
            <text:p>17,2340425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8.6170212765960255" table:formula="of:=[.C48]-(405/47)" table:style-name="ce6">
            <text:p>8,61702127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8">
            <text:p>26-05-2025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16380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Nikolaj Bræmer Christensen (354322)</meta:initial-creator>
    <dc:creator>Nikolaj Bræmer Christensen (354322)</dc:creator>
    <meta:creation-date>2025-04-09T07:37:02Z</meta:creation-date>
    <dc:date>2025-04-24T06:42:0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chart" style:name="DL010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0"/>
          </chart:axis>
          <chart:series chart:label-cell-address="Ark1.$C$2" chart:values-cell-range-address="Ark1.$C$3:.$C$50" chart:class="chart:line" chart:attached-axis="primary-y" chart:style-name="G0S0">
            <chart:data-point chart:repeated="48"/>
          </chart:series>
          <chart:series chart:label-cell-address="Ark1.$D$2" chart:values-cell-range-address="Ark1.$D$3:.$D$50" chart:class="chart:lin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repeated="4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